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B63FCF9110F58D9E.png" manifest:media-type="image/png"/>
  <manifest:file-entry manifest:full-path="Pictures/100000000000055600000300F5B426890C6B0220.png" manifest:media-type="image/png"/>
  <manifest:file-entry manifest:full-path="Pictures/1000000000000556000003008C5FC81590295DC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5.301cm, 22.972cm, 8.102cm, 5.34cm)" draw:image-opacity="100%" style:mirror="non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6.866cm, 6.141cm, 1.709cm, 16.43cm)" draw:image-opacity="100%" style:mirror="non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5.823cm, 6.402cm, 7.319cm, 13.951cm)" draw:image-opacity="100%" style:mirror="non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1.15cm" fo:min-width="0.9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65cm" fo:min-width="0.5cm"/>
    </style:style>
    <style:style style:name="gr6" style:family="graphic" style:parent-style-name="standard">
      <style:graphic-properties draw:stroke="none" svg:stroke-color="#000000" draw:fill="none" draw:fill-color="#ffffff" fo:min-height="1.25cm"/>
    </style:style>
    <style:style style:name="gr7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cm" svg:height="7.95cm" svg:x="2.7cm" svg:y="5.2cm">
          <draw:image xlink:href="Pictures/100000000000055600000300B63FCF9110F58D9E.png" xlink:type="simple" xlink:show="embed" xlink:actuate="onLoad">
            <text:p/>
          </draw:image>
        </draw:frame>
        <draw:frame draw:style-name="gr2" draw:text-style-name="P1" draw:layer="layout" svg:width="11.999cm" svg:height="10.383cm" svg:x="14.9cm" svg:y="1.617cm">
          <draw:image xlink:href="Pictures/100000000000055600000300F5B426890C6B0220.png" xlink:type="simple" xlink:show="embed" xlink:actuate="onLoad">
            <text:p/>
          </draw:image>
        </draw:frame>
        <draw:g>
          <draw:frame draw:style-name="gr3" draw:text-style-name="P1" draw:layer="layout" svg:width="16.059cm" svg:height="7.299cm" svg:x="12.241cm" svg:y="12.1cm">
            <draw:image xlink:href="Pictures/1000000000000556000003008C5FC81590295DC5.png" xlink:type="simple" xlink:show="embed" xlink:actuate="onLoad">
              <text:p/>
            </draw:image>
          </draw:frame>
          <draw:custom-shape draw:style-name="gr4" draw:text-style-name="P2" draw:layer="layout" svg:width="1.4cm" svg:height="1.4cm" svg:x="12.1cm" svg:y="10.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cm" svg:height="0.9cm" svg:x="12.3cm" svg:y="12.4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3" draw:layer="layout" svg:width="1.4cm" svg:height="1.5cm" svg:x="2.3cm" svg:y="13cm">
          <draw:text-box>
            <text:p>A</text:p>
          </draw:text-box>
        </draw:frame>
        <draw:frame draw:style-name="gr6" draw:text-style-name="P3" draw:layer="layout" svg:width="1.4cm" svg:height="1.5cm" svg:x="13.2cm" svg:y="9.5cm">
          <draw:text-box>
            <text:p>B</text:p>
          </draw:text-box>
        </draw:frame>
        <draw:frame draw:style-name="gr7" draw:text-style-name="P3" draw:layer="layout" svg:width="1.4cm" svg:height="1.4cm" svg:x="13.1cm" svg:y="17.8cm">
          <draw:text-box>
            <text:p>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1T20:31:25.362000000</meta:creation-date>
    <dc:date>2016-10-11T20:40:12.701000000</dc:date>
    <meta:editing-duration>PT8M48S</meta:editing-duration>
    <meta:editing-cycles>1</meta:editing-cycles>
    <meta:document-statistic meta:object-count="9"/>
    <meta:generator>LibreOffice/5.1.5.2$Windows_x86 LibreOffice_project/7a864d8825610a8c07cfc3bc01dd4fce6a9447e5</meta:generator>
  </office:meta>
</office:document-meta>
</file>